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25.45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family="'Terminal Grotesque Open'" fo:font-size="36pt" style:font-size-asian="36pt" style:font-size-complex="36pt"/>
    </style:style>
    <style:style style:name="T1" style:family="text">
      <style:text-properties fo:font-family="'Terminal Grotesque Open'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953cm" svg:height="2.22cm" svg:x="0.955cm" svg:y="6.588cm">
          <draw:text-box>
            <text:p text:style-name="P1"><text:span text:style-name="T1">Terminal Grotesque Open Fo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3-28T14:40:57.317000000</meta:creation-date>
    <dc:date>2019-08-06T18:36:49.33</dc:date>
    <meta:editing-duration>PT2M23S</meta:editing-duration>
    <meta:editing-cycles>7</meta:editing-cycles>
    <meta:generator>OpenOffice/4.1.6$Win32 OpenOffice.org_project/416m1$Build-9790</meta:generator>
    <dc:creator>Harum Burum</dc:creator>
    <meta:document-statistic meta:object-count="1"/>
  </office:meta>
</office:document-meta>
</file>